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1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4.8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03T15:38:30.997056097</dc:date>
    <meta:editing-duration>PT3M7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interval-major="0.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047cm" svg:y="0.379cm" svg:width="14.539cm" svg:height="7.79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